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text-properties fo:font-size="25.1000003814697pt" style:font-size-asian="22pt" style:font-size-complex="25.1000003814697pt"/>
    </style:style>
    <style:style style:name="P3" style:family="paragraph" style:parent-style-name="Standard">
      <style:text-properties fo:font-size="25.1000003814697pt" style:font-size-asian="22pt" style:font-size-complex="25.1000003814697pt"/>
    </style:style>
    <style:style style:name="P4" style:family="paragraph" style:parent-style-name="Standard" style:list-style-name="L1">
      <style:text-properties fo:font-size="25.1000003814697pt" style:font-size-asian="22pt" style:font-size-complex="25.1000003814697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编程之思想</text:p>
      <text:p text:style-name="P1">抽象</text:p>
      <text:p text:style-name="P1"/>
      <text:p text:style-name="P2">我们写程序。我们写下用于表达我们想法的代码，然后借助于编译器，将这些符号的有机组合翻译为机器可以听懂的二进制指令并交与执行。[翻页]</text:p>
      <text:p text:style-name="P2"/>
      <text:p text:style-name="P2">程序设计是一种有关语言运用和思想表达的艺术。要成为编程大师，需要掌握所有的编程语言么？当然不！著名的图灵等价论断说：语言是对思想模型的反映，如果模型是一致的，那么语言便是等价的。不同于我们采用的自然语言，进行编程的程序设计语言是形式化的。形式化语言有一个根本的推倒规则，而语言整体由这个规则发衍而来。</text:p>
      <text:p text:style-name="P2"/>
      <text:p text:style-name="P2">程序员关心程序设计语言的效率，因此业界往往争论究竟是哪个语言更快。从这点来说，我很赞同王垠同学提出的两个观点：</text:p>
      <text:p text:style-name="P2"/>
      <text:p text:style-name="P2">1、程序是否采用了最好的算法；</text:p>
      <text:p text:style-name="P2">2、运行效率全在于编译器\解释器是否能产生高质量的目标代码；</text:p>
      <text:p text:style-name="P2"/>
      <text:p text:style-name="P2">第一点，显然所有语言都可以使用最好的算法，因此，算法这一点就没有一门语言占优势。而第<text:soft-page-break/>二点，我直接借用王垠同学提出的例子：在历史上，Lisp 语言享有“龟速”的美名。有人说“Lisp 程序员知道每个东西的值，却不知道任何事情的代价”，讲的就是这个事情。但这已经是很久远的事情了，现代的 Lisp 系统能编译出非常高效的代码。比如商业的 Chez Scheme 编译器，能在5秒钟之内编译它自己，编译生成的目标代码非常高效。它可以直接把 Scheme 程序编译到多种处理器的机器指令，而不通过任何第三方软件。它内部的一些算法，其实比开源的 LLVM 之类的先进很多。</text:p>
      <text:p text:style-name="P2"/>
      <text:p text:style-name="P2">所以，争论语言的运行效率是毫无意义的。把这个争论留在编译器设计和优化上，可能会好一点。[翻页]</text:p>
      <text:p text:style-name="P2"/>
      <text:p text:style-name="P2">那么作为思想的形式化表达的抽象，语言所代表的思想呢？就如SHELL来说，你虽然知道“管道”这个操作是一个trick，但是这个trick给你带来的线性编程体验是其它语言无法比拟的（OOP语言，比如Ruby有method_chain作为类似替代）。所以，好的思想可以减少建模的复杂度。命令式语言大行其道，但遇到了GUI开发，却远不如面向对象语言来得有力。</text:p>
      <text:p text:style-name="P2"/>
      <text:p text:style-name="P2">本次讨论课，我们会对不同的语言进行讨论。我<text:soft-page-break/>们不是讨论语言本身的好坏，而是讨论它所蕴含的思想，昭示的哲理。</text:p>
      <text:p text:style-name="P2"/>
      <text:p text:style-name="P2">我将探讨“抽象”究竟是什么，“抽象”的目的是什么，以及“抽象”的方法是什么。我们会发现数学与工程的不同，因为计算机科学不但是一门艺术，还是一门有关控制工程复杂度的技术。最后，如果可能的话，我们会讨论如何用一门语言去生成另一门语言，这是一种“元语言抽象”的元编程技术。[翻页]</text:p>
      <text:p text:style-name="P2"/>
      <text:p text:style-name="P2">就像哲学是什么，这是一个很哲学的问题一样。抽象是什么，抽象本身就是一个很抽象的东西。[翻页]</text:p>
      <text:p text:style-name="P2"/>
      <text:p text:style-name="P2">首先，我想给大家展示几幅画。这是苏联画家埃尔·利西茨基在1922年绘制的Proun 19D。[翻页]第二幅是荷兰画家皮特·蒙德利安在1942年绘制的《百老汇爵士乐》。[翻页]最后一幅，也是最出名的一幅。来自于法国画家让·米勒，这是他在1857年完成的《拾穗者》。</text:p>
      <text:p text:style-name="P2"/>
      <text:p text:style-name="P2">前两幅图都是抽象派画作。就如大家的感觉一样，我们无法直观的描述出抽象画描述的是什么，因为它描述的都不是实在的、可感知的实物。而最后的一幅写实派的《拾穗者》，却是对一个实在<text:soft-page-break/>场景的描述，我们能很容易感受到它。</text:p>
      <text:p text:style-name="P2"/>
      <text:p text:style-name="P2">在美术中，我们就把那些实在的东西叫做“具象”，“具象”是一个具体的东西。而“抽象”就是与这些“具象”相对的东西了。很多人认为抽象画不美、不应该算是艺术，因为它只注意了具象的东西。我们的感官太强大了，这加强了我们对具象的体会，而忽视了抽象的思考。当然，杰出的数学家必须有相当的抽象思维。</text:p>
      <text:p text:style-name="P2"/>
      <text:p text:style-name="P2">那么，编程中的抽象是什么呢？[翻页]</text:p>
      <text:p text:style-name="P2"/>
      <text:p text:style-name="P2">我们在先来谈谈语言形式对思想的抽象。这里不得不提到近代数学对抽象化的杰出贡献。兹以为，皮亚诺、莱布尼兹等贤者提出并发展的数理逻辑是人类思想的伟大进步。这种符号化系统就是对具象的一个高度抽象。例如，一个命题的蕴含式可以这样抽象：</text:p>
      <text:p text:style-name="P2"/>
      <text:p text:style-name="P2">p蕴含q</text:p>
      <text:p text:style-name="P2"/>
      <text:p text:style-name="P2">对于一个具体的事，我们可以给p和q这两个无意义的“符号”赋予实际意义，譬如说：“如果Y的平方等于X，那么Y就是X的平方根。”对应的。p代表“Y的平方等于X”这个断言，而q则是“Y是X的平方根。”</text:p>
      <text:p text:style-name="P2"><text:soft-page-break/></text:p>
      <text:p text:style-name="P2">逻辑学家们就抓住了这个关键点，发明了谓词、时态逻辑、模糊逻辑等形式化系统，让我们的思想不再聚焦在一个具体的案例上。而是去思考它们的普遍模式。例如，这个就是我们所谓的“数学归纳法”的一个形式化表述。而下面则是表示一个谓词具有传递性的形式化表述。[翻页]</text:p>
      <text:p text:style-name="P2"/>
      <text:p text:style-name="P2">我们再来看看语言的不同书写形式所具有的语义（也就是所谓的表达力）。</text:p>
      <text:p text:style-name="P2"/>
      <text:list xml:id="list1689100233" text:style-name="L1">
        <text:list-item>
          <text:p text:style-name="P4">你难道不喜欢看电影么？ - 不，我喜欢。</text:p>
        </text:list-item>
        <text:list-item>
          <text:p text:style-name="P4">Don't you love watching movie? Yes, I do.</text:p>
        </text:list-item>
      </text:list>
      <text:p text:style-name="P2"/>
      <text:p text:style-name="P2">两句话都想说：“我确实喜欢看电影”但从表面上的语义来看，两者的表达完全相反。</text:p>
      <text:p text:style-name="P2"/>
      <text:p text:style-name="P2">因此，从不同方面对思想进行抽象，就会表现出不同的形式，就有不同的表达力。就算书写的方法不同，所拥有的抽象表达力也是不同的。有几个个性鲜明的例子：Pascal、Lisp。</text:p>
      <text:p text:style-name="P2"/>
      <text:p text:style-name="P2">Lisp最引以为傲的是其前缀记法（Prefix Notion）也就是所谓的S-表达式（Symbolic <text:s/>Expression）。让我们回到数学记号中来。[翻<text:soft-page-break/>页]我们有中缀记号，比如我们最熟悉的四则运算。我们有前缀记号，比如非运算，或者映射。我们有后缀记号，比如阶乘。排列和组合的记号还同时使用了上下标。极限记号不但要书写lim这三个字符，还有区域某个值的变量。记号太多了，记法也太复杂了，我们计算机没办法用简单的方式表达这些复杂的算法。但数学家们想了想，说：“这些记法所表示的都是函数，都是一个运算过程。我们可以用一个符号来象征这个函数，这些运算，我们把这个叫作运算符。而我们的计算都可以视为‘将运算应用到被运算的对象’上。”</text:p>
      <text:p text:style-name="P2"/>
      <text:p text:style-name="P2">换句话说，加法运算a+b表示的是将+所代表的运算运用到a和b两个对象上。很好，我们就可以记为：</text:p>
      <text:p text:style-name="P2"/>
      <text:p text:style-name="P2">(+ a b)</text:p>
      <text:p text:style-name="P2"/>
      <text:p text:style-name="P2">这种记法的中心思想是：将运算符、运算对象的组合起来，所以S-表达式有时候也称为组合式（Combination）。要想确定是什么运算，我们对S-表达式的第一个元素求值就好了。当然，“运算符”可能不是原子的，这个灵活的特性使得我们可以完成这种代码：</text:p>
      <text:p text:style-name="P2"/>
      <text:p text:style-name="P2">((if (&gt; x y)</text:p>
      <text:p text:style-name="P2"><text:soft-page-break/><text:s text:c="6"/>+</text:p>
      <text:p text:style-name="P2"><text:s text:c="7"/>-) x y)</text:p>
      <text:p text:style-name="P2"/>
      <text:p text:style-name="P2">用对我们友好一点的C语言可能会这样描述：</text:p>
      <text:p text:style-name="P2"/>
      <text:p text:style-name="P2">if (x &gt; y)</text:p>
      <text:p text:style-name="P2"><text:s text:c="2"/>return x + y;</text:p>
      <text:p text:style-name="P2">else</text:p>
      <text:p text:style-name="P2"><text:s text:c="2"/>return x – y;</text:p>
      <text:p text:style-name="P2"/>
      <text:p text:style-name="P2">究竟那种写法更强大呢？我想你心中有了答案。</text:p>
      <text:p text:style-name="P2"/>
      <text:p text:style-name="P2">S-表达式某种程度上来说是裸语法的，因为它相当于是一棵平面线性AST，也就是我们所谓的抽象语法树（Abstract Syntax Tree）。[翻页]</text:p>
      <text:p text:style-name="P2"/>
      <text:p text:style-name="P2">这里，我们有一个数学记法的算术式，右边是它对应的抽象语法树，而左下是Lisp风格的S-表达式的记法。我们看到S-表达式清晰的表达了运算结点。这样做也使得我们很容易弄明白运算顺序。在数学和其它编程语言中，运算优先级通常是由括号确定的，而Lisp则是由它的层次结构。</text:p>
      <text:p text:style-name="P2"/>
      <text:p text:style-name="P2">换句话说，其它语言中，添加括号只会使运算顺<text:soft-page-break/>序变得更清晰，而Lisp中，添加括号则是说，扩起来的东西是个组合式。那么：</text:p>
      <text:p text:style-name="P2"/>
      <text:p text:style-name="P2">((+ 3 5))并不会按照你预想的返回8，而是会产生一个错误。因为最里面的那个表达式返回8，而8又被外部的括号括起来。(8)就成了一个组合式。我们对这个组合式求值，按照Lisp的规则，第一个元素是运算符——一个有效过程。然而8既不是一个有效过程，所以报错。但在诸如C语言或者Pascal语言中，你可以随意添加括号：</text:p>
      <text:p text:style-name="P2">(((((((5+3)))))))</text:p>
      <text:p text:style-name="P2"/>
      <text:p text:style-name="P2">而相对的，“传统”（注意，我加了引号）的编程语言更注重思想的结构化表达。</text:p>
      <text:p text:style-name="P2"/>
      <text:p text:style-name="P2">就如同我们刚才谈到的SHELL语言所支持的管道操作一样，有时候我们需要线性的表达我们的思想。这样说吧：让我们生成一个20个元素的随机数组（元素的范围在0～9），无重复的倒序输出其中的偶数（例如，如果出现了两次2，只输出一次即可）。</text:p>
      <text:p text:style-name="P2"/>
      <text:p text:style-name="P2">Array.new(20).map{rand(10)}.uniq.sort.select{|e| e%2 == 0}.reverse.inspect</text:p>
      <text:p text:style-name="P2"><text:soft-page-break/></text:p>
      <text:p text:style-name="P2">而用SHELL的思想，这个程序或者会像下面这样：</text:p>
      <text:p text:style-name="P2"/>
      <text:p text:style-name="P2">mka 20 -r 10 | uniq | sort | select '$1 %2 == 0' | reverse | print </text:p>
      <text:p text:style-name="P2"/>
      <text:p text:style-name="P2">而如果要写成C语言呢？这就有点恐怖了：</text:p>
      <text:p text:style-name="P2"/>
      <text:p text:style-name="P2">print(reverse(select(sort(uniq(newa(20), bd_fun)),sel_fun)))</text:p>
      <text:p text:style-name="P2"/>
      <text:p text:style-name="P2">从这一点来说，方法链、管道，这种合乎人类思维习惯的表达方式有时候是很方便的，它减小了我们的编码痛苦也避免了我们思维的打断。</text:p>
      <text:p text:style-name="P2"/>
      <text:p text:style-name="P2">这里，我们就又看到了不同思想的抽象表现在书写形式上的不同。</text:p>
      <text:p text:style-name="P2"/>
      <text:p text:style-name="P2">--- Rev1 ---</text:p>
      <text:p text:style-name="P2"/>
      <text:p text:style-name="P2">我们先来谈谈计算过程。首先，让我们回顾一下奠定了现代计算机基础的图灵—冯·诺依曼模型，可以这样说，图灵给出了理论基础，冯·诺依曼给出了实现细节。为了避免冗长，我们把这个模型<text:soft-page-break/>通俗的解释一下。图灵—冯·诺依曼机描述的是状态的变换，我们如何按照一定的规则从这个状态变换到另一个状态。假设说我有一个杯子代表了图灵—冯·诺依曼机的存储器，杯子里面有三个球—代表了当前的状态。我有一条规则，说：“从当前状态转换到下一个状态是将球增加一倍。”那么到下一刻，我的杯子里面就变成了六个球。图灵—冯·诺依曼机中，状态都是不断变化着的。这是出于将计算机“实现出来”的考虑，所以才这样设计系统的。</text:p>
      <text:p text:style-name="P2"/>
      <text:p text:style-name="P2">我们用各种记号代表图灵—冯·诺依曼机中的存储器。而在Lisp机，也就是我们的数学模型中，这些记号则是对某些值的“绑定”。lisp程序员会按照下面的方式定义“平方”。</text:p>
      <text:p text:style-name="P2"/>
      <text:p text:style-name="P2">(define (square x)</text:p>
      <text:p text:style-name="P2"><text:s text:c="2"/>(* x x))</text:p>
      <text:p text:style-name="P2"/>
      <text:p text:style-name="P2">而C语言程序员或许会认为这类似与C语言的中用宏实现的square()。然后，稍微老道一点的程序员会指出：如果调用square(n++)则不会得到期望的结果。</text:p>
      <text:p text:style-name="P2"/>
      <text:p text:style-name="P2">#define square(x) ((x) * (x))</text:p>
      <text:p text:style-name="P2"/>
      <text:p text:style-name="P2"><text:soft-page-break/>实际上，这在Lisp中不会出现，因为Lisp中可以进行统一换名（这和Lisp的求值策略有关）</text:p>
      <text:p text:style-name="P2"/>
      <text:p text:style-name="P2">square(x++)</text:p>
      <text:p text:style-name="P2">((x++) * (x++))</text:p>
      <text:p text:style-name="P2">(square (inc x))</text:p>
      <text:p text:style-name="P2">(* (inc x) (inc x))</text:p>
      <text:p text:style-name="P2"/>
      <text:p text:style-name="P2">简单来说哦图灵—冯·诺依曼模型需要考虑数据的表示、运算和存储，而我们的Lisp机关心的则是计算过程本身。</text:p>
      <text:p text:style-name="P2"/>
      <text:p text:style-name="P2">我们再来谈谈封装，无论是强调信息隐藏的面向对象编程还是面向过程的命令式编程，我们都经常会进行封装。一个函数就是对一个计算过程的封装，一个类及其定义的方法就是对一个数据和函数的集合进行的封装。所以，我们如何进行这种封装的抽象呢？</text:p>
      <text:p text:style-name="P2"/>
      <text:p text:style-name="P2">在用于软件形式化验证的理论研究中，提出了一种叫做“合同编程”的技术，它要求程序员按照一定的规则编码：</text:p>
      <text:p text:style-name="P2"/>
      <text:p text:style-name="P2">保证：</text:p>
      <text:p text:style-name="P2">输入规范</text:p>
      <text:p text:style-name="P2">输出规范</text:p>
      <text:p text:style-name="P2"><text:soft-page-break/></text:p>
      <text:p text:style-name="P2">换句通俗的话来讲，这叫“约定接口”。就拿我们刚才谈到的“平方”程序来说，如果我们交给第三个人完成，我们就会说：我会给你一个整数。但是你需要返回我的</text:p>
      <text:p text:style-name="P2"/>
      <text:p text:style-name="P2">218772424</text:p>
      <text:p text:style-name="P2"/>
      <text:p text:style-name="P2">数学界一直流传着这样一个趣事：老师给年幼的高斯和他的同学们留了一道题，是说求取100以内所有整数的和。小高斯利用简便算法很得出了正确答案。老师对小高斯如此快就得出正确答案感到吃惊，因为他自己是按照顺序一个一个进行累加的。当然，我们现在就算不用简便算法，也可以利用计算机神奇的力量完成累加。在学习C语言时，我们通常会被要求编写下面的代码：</text:p>
      <text:p text:style-name="P2"/>
      <text:p text:style-name="P2">#include &lt;stdio.h&gt;</text:p>
      <text:p text:style-name="P2"/>
      <text:p text:style-name="P2">int main()</text:p>
      <text:p text:style-name="P2">{</text:p>
      <text:p text:style-name="P2"><text:s/>int counter = 0, i;</text:p>
      <text:p text:style-name="P2"><text:s/>for (I = 1; I &lt;= 100; i++)</text:p>
      <text:p text:style-name="P2"><text:s text:c="2"/>counter += I;</text:p>
      <text:p text:style-name="P2"/>
      <text:p text:style-name="P2"><text:s text:c="2"/>printf(“Sum 1 to 100 is %d\n.”, <text:soft-page-break/>counter);</text:p>
      <text:p text:style-name="P2"><text:s text:c="2"/>return 0;</text:p>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邓雄飞 </meta:initial-creator>
    <meta:creation-date>2013-03-22T16:18:51</meta:creation-date>
    <dc:date>2013-03-27T21:40:00</dc:date>
    <dc:creator>邓雄飞 </dc:creator>
    <meta:editing-duration>PT5H33M45S</meta:editing-duration>
    <meta:editing-cycles>23</meta:editing-cycles>
    <meta:generator>LibreOffice/3.5$Linux_X86_64 LibreOffice_project/350m1$Build-2</meta:generator>
    <meta:document-statistic meta:table-count="0" meta:image-count="0" meta:object-count="0" meta:page-count="13" meta:paragraph-count="83" meta:word-count="1403" meta:character-count="4787" meta:non-whitespace-character-count="5117"/>
  </office:meta>
</office:document-meta>
</file>